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7614in" svg:height="6.7555in" svg:x="11.4583in" svg:y="0.9516in">
            <draw:object draw:notify-on-update-of-ranges="Sheet1.E8:Sheet1.E81 Sheet1.J8:Sheet1.J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EALTIME SPEED</text:p>
          </table:table-cell>
          <table:table-cell table:number-columns-repeated="4"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639109" calcext:value-type="float">
            <text:p>0.639109</text:p>
          </table:table-cell>
          <table:table-cell office:value-type="float" office:value="0.915" calcext:value-type="float">
            <text:p>0.915</text:p>
          </table:table-cell>
          <table:table-cell/>
          <table:table-cell table:formula="of:=(1-[.C8]) * [.$A$2] / [.B8]" office:value-type="float" office:value="132.997657676547" calcext:value-type="float">
            <text:p>132.997657676547</text:p>
          </table:table-cell>
          <table:table-cell/>
          <table:table-cell office:value-type="float" office:value="3.496483" calcext:value-type="float">
            <text:p>3.496483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1 - [.H8]) * [.$A$2] / [.G8]" office:value-type="float" office:value="285.143671512202" calcext:value-type="float">
            <text:p>285.143671512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32448" calcext:value-type="float">
            <text:p>4.732448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(1-[.C9]) * [.$A$2] / [.B9]" office:value-type="float" office:value="141.153162168924" calcext:value-type="float">
            <text:p>141.153162168924</text:p>
          </table:table-cell>
          <table:table-cell/>
          <table:table-cell office:value-type="float" office:value="4.330939" calcext:value-type="float">
            <text:p>4.330939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9]) * [.$A$2] / [.G9]" office:value-type="float" office:value="225.355286694179" calcext:value-type="float">
            <text:p>225.355286694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55242" calcext:value-type="float">
            <text:p>5.355242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(1-[.C10]) * [.$A$2] / [.B10]" office:value-type="float" office:value="130.526314216986" calcext:value-type="float">
            <text:p>130.526314216986</text:p>
          </table:table-cell>
          <table:table-cell/>
          <table:table-cell office:value-type="float" office:value="3.46201" calcext:value-type="float">
            <text:p>3.46201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0]) * [.$A$2] / [.G10]" office:value-type="float" office:value="281.917152174604" calcext:value-type="float">
            <text:p>281.917152174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15397" calcext:value-type="float">
            <text:p>4.915397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(1-[.C11]) * [.$A$2] / [.B11]" office:value-type="float" office:value="126.337709853345" calcext:value-type="float">
            <text:p>126.337709853345</text:p>
          </table:table-cell>
          <table:table-cell/>
          <table:table-cell office:value-type="float" office:value="4.457467" calcext:value-type="float">
            <text:p>4.457467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1]) * [.$A$2] / [.G11]" office:value-type="float" office:value="224.342659182895" calcext:value-type="float">
            <text:p>224.342659182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06165" calcext:value-type="float">
            <text:p>5.606165</text:p>
          </table:table-cell>
          <table:table-cell office:value-type="float" office:value="0.233" calcext:value-type="float">
            <text:p>0.233</text:p>
          </table:table-cell>
          <table:table-cell/>
          <table:table-cell table:formula="of:=(1-[.C12]) * [.$A$2] / [.B12]" office:value-type="float" office:value="136.813668523848" calcext:value-type="float">
            <text:p>136.813668523848</text:p>
          </table:table-cell>
          <table:table-cell/>
          <table:table-cell office:value-type="float" office:value="4.380365" calcext:value-type="float">
            <text:p>4.380365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2]) * [.$A$2] / [.G12]" office:value-type="float" office:value="224.63881434538" calcext:value-type="float">
            <text:p>224.638814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3045" calcext:value-type="float">
            <text:p>5.213045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(1-[.C13]) * [.$A$2] / [.B13]" office:value-type="float" office:value="139.841493791057" calcext:value-type="float">
            <text:p>139.841493791057</text:p>
          </table:table-cell>
          <table:table-cell/>
          <table:table-cell office:value-type="float" office:value="3.426304" calcext:value-type="float">
            <text:p>3.426304</text:p>
          </table:table-cell>
          <table:table-cell office:value-type="float" office:value="0.028" calcext:value-type="float">
            <text:p>0.028</text:p>
          </table:table-cell>
          <table:table-cell/>
          <table:table-cell table:formula="of:=(1 - [.H13]) * [.$A$2] / [.G13]" office:value-type="float" office:value="283.687612074118" calcext:value-type="float">
            <text:p>283.68761207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05686" calcext:value-type="float">
            <text:p>4.705686</text:p>
          </table:table-cell>
          <table:table-cell office:value-type="float" office:value="0.331" calcext:value-type="float">
            <text:p>0.331</text:p>
          </table:table-cell>
          <table:table-cell/>
          <table:table-cell table:formula="of:=(1-[.C14]) * [.$A$2] / [.B14]" office:value-type="float" office:value="142.168431977824" calcext:value-type="float">
            <text:p>142.168431977824</text:p>
          </table:table-cell>
          <table:table-cell/>
          <table:table-cell office:value-type="float" office:value="3.45556" calcext:value-type="float">
            <text:p>3.45556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14]) * [.$A$2] / [.G14]" office:value-type="float" office:value="287.073585757446" calcext:value-type="float">
            <text:p>287.073585757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54871" calcext:value-type="float">
            <text:p>5.554871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(1-[.C15]) * [.$A$2] / [.B15]" office:value-type="float" office:value="129.795993462314" calcext:value-type="float">
            <text:p>129.795993462314</text:p>
          </table:table-cell>
          <table:table-cell/>
          <table:table-cell office:value-type="float" office:value="4.604039" calcext:value-type="float">
            <text:p>4.604039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5]) * [.$A$2] / [.G15]" office:value-type="float" office:value="213.725383299316" calcext:value-type="float">
            <text:p>213.725383299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9692" calcext:value-type="float">
            <text:p>4.69692</text:p>
          </table:table-cell>
          <table:table-cell office:value-type="float" office:value="0.372" calcext:value-type="float">
            <text:p>0.372</text:p>
          </table:table-cell>
          <table:table-cell/>
          <table:table-cell table:formula="of:=(1-[.C16]) * [.$A$2] / [.B16]" office:value-type="float" office:value="133.704640487809" calcext:value-type="float">
            <text:p>133.704640487809</text:p>
          </table:table-cell>
          <table:table-cell/>
          <table:table-cell office:value-type="float" office:value="4.465481" calcext:value-type="float">
            <text:p>4.46548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(1 - [.H16]) * [.$A$2] / [.G16]" office:value-type="float" office:value="223.716101356159" calcext:value-type="float">
            <text:p>223.716101356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9078" calcext:value-type="float">
            <text:p>5.19078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(1-[.C17]) * [.$A$2] / [.B17]" office:value-type="float" office:value="142.175164426156" calcext:value-type="float">
            <text:p>142.175164426156</text:p>
          </table:table-cell>
          <table:table-cell/>
          <table:table-cell office:value-type="float" office:value="4.40272" calcext:value-type="float">
            <text:p>4.40272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7]) * [.$A$2] / [.G17]" office:value-type="float" office:value="221.681142566413" calcext:value-type="float">
            <text:p>221.681142566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72417" calcext:value-type="float">
            <text:p>4.572417</text:p>
          </table:table-cell>
          <table:table-cell office:value-type="float" office:value="0.363" calcext:value-type="float">
            <text:p>0.363</text:p>
          </table:table-cell>
          <table:table-cell/>
          <table:table-cell table:formula="of:=(1-[.C18]) * [.$A$2] / [.B18]" office:value-type="float" office:value="139.313627781543" calcext:value-type="float">
            <text:p>139.313627781543</text:p>
          </table:table-cell>
          <table:table-cell/>
          <table:table-cell office:value-type="float" office:value="3.48137" calcext:value-type="float">
            <text:p>3.48137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(1 - [.H18]) * [.$A$2] / [.G18]" office:value-type="float" office:value="283.509078322614" calcext:value-type="float">
            <text:p>283.509078322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86676" calcext:value-type="float">
            <text:p>4.286676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(1-[.C19]) * [.$A$2] / [.B19]" office:value-type="float" office:value="143.001243854212" calcext:value-type="float">
            <text:p>143.001243854212</text:p>
          </table:table-cell>
          <table:table-cell/>
          <table:table-cell office:value-type="float" office:value="3.602069" calcext:value-type="float">
            <text:p>3.602069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9]) * [.$A$2] / [.G19]" office:value-type="float" office:value="277.618224414913" calcext:value-type="float">
            <text:p>277.618224414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55369" calcext:value-type="float">
            <text:p>5.455369</text:p>
          </table:table-cell>
          <table:table-cell office:value-type="float" office:value="0.327" calcext:value-type="float">
            <text:p>0.327</text:p>
          </table:table-cell>
          <table:table-cell/>
          <table:table-cell table:formula="of:=(1-[.C20]) * [.$A$2] / [.B20]" office:value-type="float" office:value="123.364707318607" calcext:value-type="float">
            <text:p>123.364707318607</text:p>
          </table:table-cell>
          <table:table-cell/>
          <table:table-cell office:value-type="float" office:value="3.480158" calcext:value-type="float">
            <text:p>3.480158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20]) * [.$A$2] / [.G20]" office:value-type="float" office:value="285.04452958745" calcext:value-type="float">
            <text:p>285.0445295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41121" calcext:value-type="float">
            <text:p>4.341121</text:p>
          </table:table-cell>
          <table:table-cell office:value-type="float" office:value="0.378" calcext:value-type="float">
            <text:p>0.378</text:p>
          </table:table-cell>
          <table:table-cell/>
          <table:table-cell table:formula="of:=(1-[.C21]) * [.$A$2] / [.B21]" office:value-type="float" office:value="143.280963603641" calcext:value-type="float">
            <text:p>143.280963603641</text:p>
          </table:table-cell>
          <table:table-cell/>
          <table:table-cell office:value-type="float" office:value="4.430379" calcext:value-type="float">
            <text:p>4.430379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(1 - [.H21]) * [.$A$2] / [.G21]" office:value-type="float" office:value="220.522894316716" calcext:value-type="float">
            <text:p>220.522894316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10459" calcext:value-type="float">
            <text:p>5.510459</text:p>
          </table:table-cell>
          <table:table-cell office:value-type="float" office:value="0.309" calcext:value-type="float">
            <text:p>0.309</text:p>
          </table:table-cell>
          <table:table-cell/>
          <table:table-cell table:formula="of:=(1-[.C22]) * [.$A$2] / [.B22]" office:value-type="float" office:value="125.397902425188" calcext:value-type="float">
            <text:p>125.397902425188</text:p>
          </table:table-cell>
          <table:table-cell/>
          <table:table-cell office:value-type="float" office:value="4.251361" calcext:value-type="float">
            <text:p>4.251361</text:p>
          </table:table-cell>
          <table:table-cell office:value-type="float" office:value="0.048" calcext:value-type="float">
            <text:p>0.048</text:p>
          </table:table-cell>
          <table:table-cell/>
          <table:table-cell table:formula="of:=(1 - [.H22]) * [.$A$2] / [.G22]" office:value-type="float" office:value="223.928290258108" calcext:value-type="float">
            <text:p>223.928290258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38695" calcext:value-type="float">
            <text:p>4.938695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(1-[.C23]) * [.$A$2] / [.B23]" office:value-type="float" office:value="135.865851201583" calcext:value-type="float">
            <text:p>135.865851201583</text:p>
          </table:table-cell>
          <table:table-cell/>
          <table:table-cell office:value-type="float" office:value="3.419729" calcext:value-type="float">
            <text:p>3.419729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1 - [.H23]) * [.$A$2] / [.G23]" office:value-type="float" office:value="283.940628043918" calcext:value-type="float">
            <text:p>283.940628043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2936" calcext:value-type="float">
            <text:p>5.362936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(1-[.C24]) * [.$A$2] / [.B24]" office:value-type="float" office:value="129.966123034099" calcext:value-type="float">
            <text:p>129.966123034099</text:p>
          </table:table-cell>
          <table:table-cell/>
          <table:table-cell office:value-type="float" office:value="4.342274" calcext:value-type="float">
            <text:p>4.342274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(1 - [.H24]) * [.$A$2] / [.G24]" office:value-type="float" office:value="224.536728912086" calcext:value-type="float">
            <text:p>224.536728912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104" calcext:value-type="float">
            <text:p>0.21104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(1-[.C25]) * [.$A$2] / [.B25]" office:value-type="float" office:value="142.153146322972" calcext:value-type="float">
            <text:p>142.153146322972</text:p>
          </table:table-cell>
          <table:table-cell/>
          <table:table-cell office:value-type="float" office:value="4.365514" calcext:value-type="float">
            <text:p>4.365514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(1 - [.H25]) * [.$A$2] / [.G25]" office:value-type="float" office:value="224.02860235931" calcext:value-type="float">
            <text:p>224.02860235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31575" calcext:value-type="float">
            <text:p>4.831575</text:p>
          </table:table-cell>
          <table:table-cell office:value-type="float" office:value="0.374" calcext:value-type="float">
            <text:p>0.374</text:p>
          </table:table-cell>
          <table:table-cell/>
          <table:table-cell table:formula="of:=(1-[.C26]) * [.$A$2] / [.B26]" office:value-type="float" office:value="129.564376005754" calcext:value-type="float">
            <text:p>129.564376005754</text:p>
          </table:table-cell>
          <table:table-cell/>
          <table:table-cell office:value-type="float" office:value="3.465214" calcext:value-type="float">
            <text:p>3.465214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6]) * [.$A$2] / [.G26]" office:value-type="float" office:value="285.119476026589" calcext:value-type="float">
            <text:p>285.119476026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2302" calcext:value-type="float">
            <text:p>5.312302</text:p>
          </table:table-cell>
          <table:table-cell office:value-type="float" office:value="0.311" calcext:value-type="float">
            <text:p>0.311</text:p>
          </table:table-cell>
          <table:table-cell/>
          <table:table-cell table:formula="of:=(1-[.C27]) * [.$A$2] / [.B27]" office:value-type="float" office:value="129.698951603279" calcext:value-type="float">
            <text:p>129.698951603279</text:p>
          </table:table-cell>
          <table:table-cell/>
          <table:table-cell office:value-type="float" office:value="3.461159" calcext:value-type="float">
            <text:p>3.461159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7]) * [.$A$2] / [.G27]" office:value-type="float" office:value="285.453514270798" calcext:value-type="float">
            <text:p>285.45351427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30296" calcext:value-type="float">
            <text:p>7.330296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(1-[.C28]) * [.$A$2] / [.B28]" office:value-type="float" office:value="127.00714950665" calcext:value-type="float">
            <text:p>127.00714950665</text:p>
          </table:table-cell>
          <table:table-cell/>
          <table:table-cell office:value-type="float" office:value="4.39854" calcext:value-type="float">
            <text:p>4.39854</text:p>
          </table:table-cell>
          <table:table-cell office:value-type="float" office:value="0.031" calcext:value-type="float">
            <text:p>0.031</text:p>
          </table:table-cell>
          <table:table-cell/>
          <table:table-cell table:formula="of:=(1 - [.H28]) * [.$A$2] / [.G28]" office:value-type="float" office:value="220.300372396295" calcext:value-type="float">
            <text:p>220.300372396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29978" calcext:value-type="float">
            <text:p>5.12997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(1-[.C29]) * [.$A$2] / [.B29]" office:value-type="float" office:value="132.749107306113" calcext:value-type="float">
            <text:p>132.749107306113</text:p>
          </table:table-cell>
          <table:table-cell/>
          <table:table-cell office:value-type="float" office:value="3.406967" calcext:value-type="float">
            <text:p>3.406967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29]) * [.$A$2] / [.G29]" office:value-type="float" office:value="285.884776694344" calcext:value-type="float">
            <text:p>285.884776694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59762" calcext:value-type="float">
            <text:p>4.659762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(1-[.C30]) * [.$A$2] / [.B30]" office:value-type="float" office:value="131.337179881719" calcext:value-type="float">
            <text:p>131.337179881719</text:p>
          </table:table-cell>
          <table:table-cell/>
          <table:table-cell office:value-type="float" office:value="3.21155" calcext:value-type="float">
            <text:p>3.21155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(1 - [.H30]) * [.$A$2] / [.G30]" office:value-type="float" office:value="309.819246158397" calcext:value-type="float">
            <text:p>309.819246158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53689" calcext:value-type="float">
            <text:p>4.553689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(1-[.C31]) * [.$A$2] / [.B31]" office:value-type="float" office:value="133.957325588111" calcext:value-type="float">
            <text:p>133.957325588111</text:p>
          </table:table-cell>
          <table:table-cell/>
          <table:table-cell office:value-type="float" office:value="4.417815" calcext:value-type="float">
            <text:p>4.417815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1 - [.H31]) * [.$A$2] / [.G31]" office:value-type="float" office:value="219.79191070699" calcext:value-type="float">
            <text:p>219.79191070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90542" calcext:value-type="float">
            <text:p>4.59054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(1-[.C32]) * [.$A$2] / [.B32]" office:value-type="float" office:value="139.634927640353" calcext:value-type="float">
            <text:p>139.634927640353</text:p>
          </table:table-cell>
          <table:table-cell/>
          <table:table-cell office:value-type="float" office:value="4.564535" calcext:value-type="float">
            <text:p>4.564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32]) * [.$A$2] / [.G32]" office:value-type="float" office:value="219.080366346189" calcext:value-type="float">
            <text:p>219.080366346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91303" calcext:value-type="float">
            <text:p>4.791303</text:p>
          </table:table-cell>
          <table:table-cell office:value-type="float" office:value="0.377" calcext:value-type="float">
            <text:p>0.377</text:p>
          </table:table-cell>
          <table:table-cell/>
          <table:table-cell table:formula="of:=(1-[.C33]) * [.$A$2] / [.B33]" office:value-type="float" office:value="130.027259808031" calcext:value-type="float">
            <text:p>130.027259808031</text:p>
          </table:table-cell>
          <table:table-cell/>
          <table:table-cell office:value-type="float" office:value="3.537452" calcext:value-type="float">
            <text:p>3.537452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3]) * [.$A$2] / [.G33]" office:value-type="float" office:value="275.339425100326" calcext:value-type="float">
            <text:p>275.339425100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3044" calcext:value-type="float">
            <text:p>5.63044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(1-[.C34]) * [.$A$2] / [.B34]" office:value-type="float" office:value="135.86859996732" calcext:value-type="float">
            <text:p>135.86859996732</text:p>
          </table:table-cell>
          <table:table-cell/>
          <table:table-cell office:value-type="float" office:value="4.426089" calcext:value-type="float">
            <text:p>4.426089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4]) * [.$A$2] / [.G34]" office:value-type="float" office:value="220.058837497393" calcext:value-type="float">
            <text:p>220.058837497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26288" calcext:value-type="float">
            <text:p>4.526288</text:p>
          </table:table-cell>
          <table:table-cell office:value-type="float" office:value="0.371" calcext:value-type="float">
            <text:p>0.371</text:p>
          </table:table-cell>
          <table:table-cell/>
          <table:table-cell table:formula="of:=(1-[.C35]) * [.$A$2] / [.B35]" office:value-type="float" office:value="138.965969465487" calcext:value-type="float">
            <text:p>138.965969465487</text:p>
          </table:table-cell>
          <table:table-cell/>
          <table:table-cell office:value-type="float" office:value="3.588004" calcext:value-type="float">
            <text:p>3.588004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35]) * [.$A$2] / [.G35]" office:value-type="float" office:value="276.476837818464" calcext:value-type="float">
            <text:p>276.476837818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7995" calcext:value-type="float">
            <text:p>4.57995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(1-[.C36]) * [.$A$2] / [.B36]" office:value-type="float" office:value="142.796318737104" calcext:value-type="float">
            <text:p>142.796318737104</text:p>
          </table:table-cell>
          <table:table-cell/>
          <table:table-cell office:value-type="float" office:value="4.420273" calcext:value-type="float">
            <text:p>4.420273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6]) * [.$A$2] / [.G36]" office:value-type="float" office:value="220.34838119727" calcext:value-type="float">
            <text:p>220.34838119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5881" calcext:value-type="float">
            <text:p>5.295881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(1-[.C37]) * [.$A$2] / [.B37]" office:value-type="float" office:value="127.457546723576" calcext:value-type="float">
            <text:p>127.457546723576</text:p>
          </table:table-cell>
          <table:table-cell/>
          <table:table-cell office:value-type="float" office:value="4.522567" calcext:value-type="float">
            <text:p>4.522567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1 - [.H37]) * [.$A$2] / [.G37]" office:value-type="float" office:value="220.450023183736" calcext:value-type="float">
            <text:p>220.450023183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93333" calcext:value-type="float">
            <text:p>5.393333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(1-[.C38]) * [.$A$2] / [.B38]" office:value-type="float" office:value="143.13968746228" calcext:value-type="float">
            <text:p>143.13968746228</text:p>
          </table:table-cell>
          <table:table-cell/>
          <table:table-cell office:value-type="float" office:value="3.525008" calcext:value-type="float">
            <text:p>3.525008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8]) * [.$A$2] / [.G38]" office:value-type="float" office:value="276.311429647819" calcext:value-type="float">
            <text:p>276.311429647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34619" calcext:value-type="float">
            <text:p>5.534619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(1-[.C39]) * [.$A$2] / [.B39]" office:value-type="float" office:value="133.342511923585" calcext:value-type="float">
            <text:p>133.342511923585</text:p>
          </table:table-cell>
          <table:table-cell/>
          <table:table-cell office:value-type="float" office:value="4.374478" calcext:value-type="float">
            <text:p>4.374478</text:p>
          </table:table-cell>
          <table:table-cell office:value-type="float" office:value="0.043" calcext:value-type="float">
            <text:p>0.043</text:p>
          </table:table-cell>
          <table:table-cell/>
          <table:table-cell table:formula="of:=(1 - [.H39]) * [.$A$2] / [.G39]" office:value-type="float" office:value="218.768959404985" calcext:value-type="float">
            <text:p>218.768959404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41502" calcext:value-type="float">
            <text:p>5.04150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(1-[.C40]) * [.$A$2] / [.B40]" office:value-type="float" office:value="130.913366691117" calcext:value-type="float">
            <text:p>130.9133666911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073722" calcext:value-type="float">
            <text:p>5.07372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(1-[.C41]) * [.$A$2] / [.B41]" office:value-type="float" office:value="126.33723329737" calcext:value-type="float">
            <text:p>126.337233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428451" calcext:value-type="float">
            <text:p>3.428451</text:p>
          </table:table-cell>
          <table:table-cell office:value-type="float" office:value="0.585" calcext:value-type="float">
            <text:p>0.585</text:p>
          </table:table-cell>
          <table:table-cell/>
          <table:table-cell table:formula="of:=(1-[.C42]) * [.$A$2] / [.B42]" office:value-type="float" office:value="121.045918404551" calcext:value-type="float">
            <text:p>121.045918404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900497" calcext:value-type="float">
            <text:p>4.900497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(1-[.C43]) * [.$A$2] / [.B43]" office:value-type="float" office:value="169.778697956554" calcext:value-type="float">
            <text:p>169.778697956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90164" calcext:value-type="float">
            <text:p>6.190164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(1-[.C44]) * [.$A$2] / [.B44]" office:value-type="float" office:value="126.652541031223" calcext:value-type="float">
            <text:p>126.65254103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54404" calcext:value-type="float">
            <text:p>6.554404</text:p>
          </table:table-cell>
          <table:table-cell office:value-type="float" office:value="0.093" calcext:value-type="float">
            <text:p>0.093</text:p>
          </table:table-cell>
          <table:table-cell/>
          <table:table-cell table:formula="of:=(1-[.C45]) * [.$A$2] / [.B45]" office:value-type="float" office:value="138.380240217112" calcext:value-type="float">
            <text:p>138.380240217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427469" calcext:value-type="float">
            <text:p>5.427469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(1-[.C46]) * [.$A$2] / [.B46]" office:value-type="float" office:value="131.92152732701" calcext:value-type="float">
            <text:p>131.9215273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105311" calcext:value-type="float">
            <text:p>5.105311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(1-[.C47]) * [.$A$2] / [.B47]" office:value-type="float" office:value="126.92664560494" calcext:value-type="float">
            <text:p>126.92664560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34842" calcext:value-type="float">
            <text:p>5.234842</text:p>
          </table:table-cell>
          <table:table-cell office:value-type="float" office:value="0.277" calcext:value-type="float">
            <text:p>0.277</text:p>
          </table:table-cell>
          <table:table-cell/>
          <table:table-cell table:formula="of:=(1-[.C48]) * [.$A$2] / [.B48]" office:value-type="float" office:value="138.113050976515" calcext:value-type="float">
            <text:p>138.1130509765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41393" calcext:value-type="float">
            <text:p>5.241393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(1-[.C49]) * [.$A$2] / [.B49]" office:value-type="float" office:value="129.736503254001" calcext:value-type="float">
            <text:p>129.736503254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052175" calcext:value-type="float">
            <text:p>5.052175</text:p>
          </table:table-cell>
          <table:table-cell office:value-type="float" office:value="0.302" calcext:value-type="float">
            <text:p>0.302</text:p>
          </table:table-cell>
          <table:table-cell/>
          <table:table-cell table:formula="of:=(1-[.C50]) * [.$A$2] / [.B50]" office:value-type="float" office:value="138.158317952169" calcext:value-type="float">
            <text:p>138.158317952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32072" calcext:value-type="float">
            <text:p>0.232072</text:p>
          </table:table-cell>
          <table:table-cell office:value-type="float" office:value="0.969" calcext:value-type="float">
            <text:p>0.969</text:p>
          </table:table-cell>
          <table:table-cell/>
          <table:table-cell table:formula="of:=(1-[.C51]) * [.$A$2] / [.B51]" office:value-type="float" office:value="133.579234030818" calcext:value-type="float">
            <text:p>133.579234030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502974" calcext:value-type="float">
            <text:p>5.502974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(1-[.C52]) * [.$A$2] / [.B52]" office:value-type="float" office:value="122.11578684544" calcext:value-type="float">
            <text:p>122.11578684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44172" calcext:value-type="float">
            <text:p>4.544172</text:p>
          </table:table-cell>
          <table:table-cell office:value-type="float" office:value="0.382" calcext:value-type="float">
            <text:p>0.382</text:p>
          </table:table-cell>
          <table:table-cell/>
          <table:table-cell table:formula="of:=(1-[.C53]) * [.$A$2] / [.B53]" office:value-type="float" office:value="135.998373301011" calcext:value-type="float">
            <text:p>135.998373301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616958" calcext:value-type="float">
            <text:p>5.616958</text:p>
          </table:table-cell>
          <table:table-cell office:value-type="float" office:value="0.267" calcext:value-type="float">
            <text:p>0.267</text:p>
          </table:table-cell>
          <table:table-cell/>
          <table:table-cell table:formula="of:=(1-[.C54]) * [.$A$2] / [.B54]" office:value-type="float" office:value="130.497682197374" calcext:value-type="float">
            <text:p>130.497682197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052441" calcext:value-type="float">
            <text:p>8.05244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(1-[.C55]) * [.$A$2] / [.B55]" office:value-type="float" office:value="124.061759657724" calcext:value-type="float">
            <text:p>124.061759657724</text:p>
          </table:table-cell>
          <table:table-cell table:number-columns-repeated="5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office:value-type="float" office:value="7.781403" calcext:value-type="float">
            <text:p>7.781403</text:p>
          </table:table-cell>
          <table:table-cell office:value-type="float" office:value="0" calcext:value-type="float">
            <text:p>0</text:p>
          </table:table-cell>
          <table:table-cell/>
          <table:table-cell table:formula="of:=(1-[.C56]) * [.$A$2] / [.B56]" office:value-type="float" office:value="128.5115293476" calcext:value-type="float">
            <text:p>128.5115293476</text:p>
          </table:table-cell>
          <table:table-cell table:number-columns-repeated="5"/>
          <table:table-cell table:formula="of:=AVERAGE([.E8:.E41])" office:value-type="float" office:value="134.43103863925" calcext:value-type="float">
            <text:p>134.43103863925</text:p>
          </table:table-cell>
          <table:table-cell/>
          <table:table-cell table:formula="of:= SQRT(DEVSQ([.E8:.E41]))" office:value-type="float" office:value="34.9646246182787" calcext:value-type="float">
            <text:p>34.9646246182787</text:p>
          </table:table-cell>
        </table:table-row>
        <table:table-row table:style-name="ro1">
          <table:table-cell/>
          <table:table-cell office:value-type="float" office:value="7.703152" calcext:value-type="float">
            <text:p>7.703152</text:p>
          </table:table-cell>
          <table:table-cell office:value-type="float" office:value="0.035" calcext:value-type="float">
            <text:p>0.035</text:p>
          </table:table-cell>
          <table:table-cell/>
          <table:table-cell table:formula="of:=(1-[.C57]) * [.$A$2] / [.B57]" office:value-type="float" office:value="125.273394579258" calcext:value-type="float">
            <text:p>125.273394579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872401" calcext:value-type="float">
            <text:p>7.872401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(1-[.C58]) * [.$A$2] / [.B58]" office:value-type="float" office:value="126.771997513846" calcext:value-type="float">
            <text:p>126.7719975138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264599" calcext:value-type="float">
            <text:p>4.264599</text:p>
          </table:table-cell>
          <table:table-cell office:value-type="float" office:value="0" calcext:value-type="float">
            <text:p>0</text:p>
          </table:table-cell>
          <table:table-cell/>
          <table:table-cell table:formula="of:=(1-[.C59]) * [.$A$2] / [.B59]" office:value-type="float" office:value="234.488635391041" calcext:value-type="float">
            <text:p>234.488635391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20405" calcext:value-type="float">
            <text:p>7.620405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(1-[.C60]) * [.$A$2] / [.B60]" office:value-type="float" office:value="130.96416791496" calcext:value-type="float">
            <text:p>130.964167914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777975" calcext:value-type="float">
            <text:p>3.777975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(1-[.C61]) * [.$A$2] / [.B61]" office:value-type="float" office:value="264.162679742455" calcext:value-type="float">
            <text:p>264.162679742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820611" calcext:value-type="float">
            <text:p>3.820611</text:p>
          </table:table-cell>
          <table:table-cell office:value-type="float" office:value="0" calcext:value-type="float">
            <text:p>0</text:p>
          </table:table-cell>
          <table:table-cell/>
          <table:table-cell table:formula="of:=(1-[.C62]) * [.$A$2] / [.B62]" office:value-type="float" office:value="261.738240297167" calcext:value-type="float">
            <text:p>261.7382402971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980058" calcext:value-type="float">
            <text:p>3.980058</text:p>
          </table:table-cell>
          <table:table-cell office:value-type="float" office:value="0" calcext:value-type="float">
            <text:p>0</text:p>
          </table:table-cell>
          <table:table-cell/>
          <table:table-cell table:formula="of:=(1-[.C63]) * [.$A$2] / [.B63]" office:value-type="float" office:value="251.252619936694" calcext:value-type="float">
            <text:p>251.252619936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869994" calcext:value-type="float">
            <text:p>5.869994</text:p>
          </table:table-cell>
          <table:table-cell office:value-type="float" office:value="0.236" calcext:value-type="float">
            <text:p>0.236</text:p>
          </table:table-cell>
          <table:table-cell/>
          <table:table-cell table:formula="of:=(1-[.C64]) * [.$A$2] / [.B64]" office:value-type="float" office:value="130.153455012049" calcext:value-type="float">
            <text:p>130.153455012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90841" calcext:value-type="float">
            <text:p>6.690841</text:p>
          </table:table-cell>
          <table:table-cell office:value-type="float" office:value="0.073" calcext:value-type="float">
            <text:p>0.073</text:p>
          </table:table-cell>
          <table:table-cell/>
          <table:table-cell table:formula="of:=(1-[.C65]) * [.$A$2] / [.B65]" office:value-type="float" office:value="138.547605599954" calcext:value-type="float">
            <text:p>138.547605599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736828" calcext:value-type="float">
            <text:p>7.736828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(1-[.C66]) * [.$A$2] / [.B66]" office:value-type="float" office:value="126.020637915177" calcext:value-type="float">
            <text:p>126.0206379151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84403" calcext:value-type="float">
            <text:p>7.184403</text:p>
          </table:table-cell>
          <table:table-cell office:value-type="float" office:value="0.079" calcext:value-type="float">
            <text:p>0.079</text:p>
          </table:table-cell>
          <table:table-cell/>
          <table:table-cell table:formula="of:=(1-[.C67]) * [.$A$2] / [.B67]" office:value-type="float" office:value="128.194367715731" calcext:value-type="float">
            <text:p>128.194367715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06188" calcext:value-type="float">
            <text:p>7.606188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(1-[.C68]) * [.$A$2] / [.B68]" office:value-type="float" office:value="123.452115566957" calcext:value-type="float">
            <text:p>123.452115566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215986" calcext:value-type="float">
            <text:p>8.21598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(1-[.C69]) * [.$A$2] / [.B69]" office:value-type="float" office:value="121.592222771558" calcext:value-type="float">
            <text:p>121.592222771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49972" calcext:value-type="float">
            <text:p>7.649972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(1-[.C70]) * [.$A$2] / [.B70]" office:value-type="float" office:value="128.889360640797" calcext:value-type="float">
            <text:p>128.889360640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92663" calcext:value-type="float">
            <text:p>7.692663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-[.C71]) * [.$A$2] / [.B71]" office:value-type="float" office:value="126.614151692333" calcext:value-type="float">
            <text:p>126.614151692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23888" calcext:value-type="float">
            <text:p>7.523888</text:p>
          </table:table-cell>
          <table:table-cell office:value-type="float" office:value="0.036" calcext:value-type="float">
            <text:p>0.036</text:p>
          </table:table-cell>
          <table:table-cell/>
          <table:table-cell table:formula="of:=(1-[.C72]) * [.$A$2] / [.B72]" office:value-type="float" office:value="128.125245883511" calcext:value-type="float">
            <text:p>128.125245883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2726" calcext:value-type="float">
            <text:p>6.9272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(1-[.C73]) * [.$A$2] / [.B73]" office:value-type="float" office:value="135.695787367588" calcext:value-type="float">
            <text:p>135.695787367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317883" calcext:value-type="float">
            <text:p>7.317883</text:p>
          </table:table-cell>
          <table:table-cell office:value-type="float" office:value="0.065" calcext:value-type="float">
            <text:p>0.065</text:p>
          </table:table-cell>
          <table:table-cell/>
          <table:table-cell table:formula="of:=(1-[.C74]) * [.$A$2] / [.B74]" office:value-type="float" office:value="127.769192265031" calcext:value-type="float">
            <text:p>127.769192265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74115" calcext:value-type="float">
            <text:p>7.57411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(1-[.C75]) * [.$A$2] / [.B75]" office:value-type="float" office:value="127.011538641808" calcext:value-type="float">
            <text:p>127.0115386418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46926" calcext:value-type="float">
            <text:p>7.146926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(1-[.C76]) * [.$A$2] / [.B76]" office:value-type="float" office:value="130.12587509651" calcext:value-type="float">
            <text:p>130.12587509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86098" calcext:value-type="float">
            <text:p>7.086098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(1-[.C77]) * [.$A$2] / [.B77]" office:value-type="float" office:value="125.174673000571" calcext:value-type="float">
            <text:p>125.174673000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812285" calcext:value-type="float">
            <text:p>7.812285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(1-[.C78]) * [.$A$2] / [.B78]" office:value-type="float" office:value="126.211473339746" calcext:value-type="float">
            <text:p>126.211473339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923278" calcext:value-type="float">
            <text:p>4.923278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float" office:value="129.588461" calcext:value-type="float">
            <text:p>129.5884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25934" calcext:value-type="float">
            <text:p>7.025934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126.81588" calcext:value-type="float">
            <text:p>126.81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16647" calcext:value-type="float">
            <text:p>7.516647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126.652214" calcext:value-type="float">
            <text:p>126.6522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7:16:59.909035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7T17:19:22.116899728</dc:date>
    <meta:editing-duration>PT1H29M56S</meta:editing-duration>
    <meta:editing-cycles>7</meta:editing-cycles>
    <meta:document-statistic meta:table-count="1" meta:cell-count="3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875cm" svg:height="17.16cm" xlink:href=".." xlink:type="simple" chart:class="chart:scatter" chart:style-name="ch1">
        <chart:title svg:x="12.499cm" svg:y="0.479cm" chart:style-name="ch2">
          <text:p>SPEED COMPARISON</text:p>
        </chart:title>
        <chart:legend chart:legend-position="end" svg:x="25.859cm" svg:y="7.534cm" style:legend-expansion="high" chart:style-name="ch3"/>
        <chart:plot-area chart:style-name="ch4" table:cell-range-address="Sheet1.E8:Sheet1.E81 Sheet1.J8:Sheet1.J39" svg:x="1.608cm" svg:y="1.601cm" svg:width="23.654cm" svg:height="14.235cm">
          <chart:coordinate-region svg:x="2.415cm" svg:y="1.8cm" svg:width="22.66cm" svg:height="13.389cm"/>
          <chart:axis chart:dimension="x" chart:name="primary-x" chart:style-name="ch5">
            <chart:title svg:x="12.412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81" chart:class="chart:scatter">
            <chart:mean-value chart:style-name="ch11"/>
            <chart:regression-curve chart:style-name="ch12"/>
            <chart:data-point chart:repeated="74"/>
          </chart:series>
          <chart:series chart:style-name="ch13" chart:values-cell-range-address="Sheet1.J8:Sheet1.J39" chart:class="chart:scatter">
            <chart:mean-value chart:style-name="ch14"/>
            <chart:regression-curve chart:style-name="ch15"/>
            <chart:data-point chart:repeated="3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997657676547">
                <text:p>132.997657676547</text:p>
                <draw:g>
                  <svg:desc>Sheet1.E8:Sheet1.E81</svg:desc>
                </draw:g>
              </table:table-cell>
              <table:table-cell office:value-type="float" office:value="285.143671512202">
                <text:p>285.143671512202</text:p>
                <draw:g>
                  <svg:desc>Sheet1.J8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.153162168924">
                <text:p>141.153162168924</text:p>
              </table:table-cell>
              <table:table-cell office:value-type="float" office:value="225.355286694179">
                <text:p>225.355286694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.526314216986">
                <text:p>130.526314216986</text:p>
              </table:table-cell>
              <table:table-cell office:value-type="float" office:value="281.917152174604">
                <text:p>281.91715217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37709853345">
                <text:p>126.337709853345</text:p>
              </table:table-cell>
              <table:table-cell office:value-type="float" office:value="224.342659182895">
                <text:p>224.342659182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.813668523848">
                <text:p>136.813668523848</text:p>
              </table:table-cell>
              <table:table-cell office:value-type="float" office:value="224.63881434538">
                <text:p>224.63881434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.841493791057">
                <text:p>139.841493791057</text:p>
              </table:table-cell>
              <table:table-cell office:value-type="float" office:value="283.687612074118">
                <text:p>283.68761207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.168431977824">
                <text:p>142.168431977824</text:p>
              </table:table-cell>
              <table:table-cell office:value-type="float" office:value="287.073585757446">
                <text:p>287.073585757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.795993462314">
                <text:p>129.795993462314</text:p>
              </table:table-cell>
              <table:table-cell office:value-type="float" office:value="213.725383299316">
                <text:p>213.725383299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704640487809">
                <text:p>133.704640487809</text:p>
              </table:table-cell>
              <table:table-cell office:value-type="float" office:value="223.716101356159">
                <text:p>223.71610135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175164426156">
                <text:p>142.175164426156</text:p>
              </table:table-cell>
              <table:table-cell office:value-type="float" office:value="221.681142566413">
                <text:p>221.681142566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.313627781543">
                <text:p>139.313627781543</text:p>
              </table:table-cell>
              <table:table-cell office:value-type="float" office:value="283.509078322614">
                <text:p>283.509078322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.001243854212">
                <text:p>143.001243854212</text:p>
              </table:table-cell>
              <table:table-cell office:value-type="float" office:value="277.618224414913">
                <text:p>277.618224414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364707318607">
                <text:p>123.364707318607</text:p>
              </table:table-cell>
              <table:table-cell office:value-type="float" office:value="285.04452958745">
                <text:p>285.04452958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.280963603641">
                <text:p>143.280963603641</text:p>
              </table:table-cell>
              <table:table-cell office:value-type="float" office:value="220.522894316716">
                <text:p>220.522894316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.397902425188">
                <text:p>125.397902425188</text:p>
              </table:table-cell>
              <table:table-cell office:value-type="float" office:value="223.928290258108">
                <text:p>223.92829025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.865851201583">
                <text:p>135.865851201583</text:p>
              </table:table-cell>
              <table:table-cell office:value-type="float" office:value="283.940628043918">
                <text:p>283.940628043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.966123034099">
                <text:p>129.966123034099</text:p>
              </table:table-cell>
              <table:table-cell office:value-type="float" office:value="224.536728912086">
                <text:p>224.536728912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.153146322972">
                <text:p>142.153146322972</text:p>
              </table:table-cell>
              <table:table-cell office:value-type="float" office:value="224.02860235931">
                <text:p>224.02860235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.564376005754">
                <text:p>129.564376005754</text:p>
              </table:table-cell>
              <table:table-cell office:value-type="float" office:value="285.119476026589">
                <text:p>285.11947602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98951603279">
                <text:p>129.698951603279</text:p>
              </table:table-cell>
              <table:table-cell office:value-type="float" office:value="285.453514270798">
                <text:p>285.453514270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00714950665">
                <text:p>127.00714950665</text:p>
              </table:table-cell>
              <table:table-cell office:value-type="float" office:value="220.300372396295">
                <text:p>220.300372396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.749107306113">
                <text:p>132.749107306113</text:p>
              </table:table-cell>
              <table:table-cell office:value-type="float" office:value="285.884776694344">
                <text:p>285.884776694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337179881719">
                <text:p>131.337179881719</text:p>
              </table:table-cell>
              <table:table-cell office:value-type="float" office:value="309.819246158397">
                <text:p>309.819246158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957325588111">
                <text:p>133.957325588111</text:p>
              </table:table-cell>
              <table:table-cell office:value-type="float" office:value="219.79191070699">
                <text:p>219.79191070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.634927640353">
                <text:p>139.634927640353</text:p>
              </table:table-cell>
              <table:table-cell office:value-type="float" office:value="219.080366346189">
                <text:p>219.080366346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.027259808031">
                <text:p>130.027259808031</text:p>
              </table:table-cell>
              <table:table-cell office:value-type="float" office:value="275.339425100326">
                <text:p>275.339425100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86859996732">
                <text:p>135.86859996732</text:p>
              </table:table-cell>
              <table:table-cell office:value-type="float" office:value="220.058837497393">
                <text:p>220.058837497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965969465487">
                <text:p>138.965969465487</text:p>
              </table:table-cell>
              <table:table-cell office:value-type="float" office:value="276.476837818464">
                <text:p>276.476837818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2.796318737104">
                <text:p>142.796318737104</text:p>
              </table:table-cell>
              <table:table-cell office:value-type="float" office:value="220.34838119727">
                <text:p>220.34838119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.457546723576">
                <text:p>127.457546723576</text:p>
              </table:table-cell>
              <table:table-cell office:value-type="float" office:value="220.450023183736">
                <text:p>220.450023183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.13968746228">
                <text:p>143.13968746228</text:p>
              </table:table-cell>
              <table:table-cell office:value-type="float" office:value="276.311429647819">
                <text:p>276.311429647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342511923585">
                <text:p>133.342511923585</text:p>
              </table:table-cell>
              <table:table-cell office:value-type="float" office:value="218.768959404985">
                <text:p>218.768959404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.913366691117">
                <text:p>130.91336669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.33723329737">
                <text:p>126.33723329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.045918404551">
                <text:p>121.04591840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.778697956554">
                <text:p>169.778697956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.652541031223">
                <text:p>126.65254103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.380240217112">
                <text:p>138.380240217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.92152732701">
                <text:p>131.9215273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92664560494">
                <text:p>126.92664560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.113050976515">
                <text:p>138.11305097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.736503254001">
                <text:p>129.73650325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.158317952169">
                <text:p>138.15831795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.579234030818">
                <text:p>133.579234030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.11578684544">
                <text:p>122.1157868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.998373301011">
                <text:p>135.99837330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497682197374">
                <text:p>130.497682197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.061759657724">
                <text:p>124.06175965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5115293476">
                <text:p>128.5115293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.273394579258">
                <text:p>125.273394579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6.771997513846">
                <text:p>126.77199751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.488635391041">
                <text:p>234.48863539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.96416791496">
                <text:p>130.9641679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.162679742455">
                <text:p>264.162679742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1.738240297167">
                <text:p>261.738240297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.252619936694">
                <text:p>251.252619936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.153455012049">
                <text:p>130.153455012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.547605599954">
                <text:p>138.547605599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6.020637915177">
                <text:p>126.020637915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.194367715731">
                <text:p>128.194367715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52115566957">
                <text:p>123.452115566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1.592222771558">
                <text:p>121.59222277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.889360640797">
                <text:p>128.889360640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.614151692333">
                <text:p>126.614151692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.125245883511">
                <text:p>128.125245883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.695787367588">
                <text:p>135.695787367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.769192265031">
                <text:p>127.76919226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.011538641808">
                <text:p>127.01153864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.12587509651">
                <text:p>130.12587509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.174673000571">
                <text:p>125.17467300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.211473339746">
                <text:p>126.211473339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.588461">
                <text:p>129.588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.81588">
                <text:p>126.8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.652214">
                <text:p>126.6522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